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1084">
            <text:p>QC-1084</text:p>
          </table:table-cell>
          <table:table-cell office:value-type="float" office:value="41.046">
            <text:p>41.046</text:p>
          </table:table-cell>
          <table:table-cell office:value-type="float" office:value="-72.314">
            <text:p>-72.314</text:p>
          </table:table-cell>
          <table:table-cell office:value-type="float" office:value="850.0">
            <text:p>850.0</text:p>
          </table:table-cell>
          <table:table-cell office:value-type="float" office:value="150.0">
            <text:p>1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5487">
            <text:p>0.5487</text:p>
          </table:table-cell>
          <table:table-cell office:value-type="float" office:value="0.5487">
            <text:p>0.548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190">
            <text:p>QC-190</text:p>
          </table:table-cell>
          <table:table-cell office:value-type="float" office:value="40.949">
            <text:p>40.949</text:p>
          </table:table-cell>
          <table:table-cell office:value-type="float" office:value="-73.031">
            <text:p>-73.031</text:p>
          </table:table-cell>
          <table:table-cell office:value-type="float" office:value="2180.0">
            <text:p>218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65">
            <text:p>-4.565</text:p>
          </table:table-cell>
          <table:table-cell office:value-type="float" office:value="1.0146">
            <text:p>1.0146</text:p>
          </table:table-cell>
          <table:table-cell office:value-type="float" office:value="1.0146">
            <text:p>1.014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265">
            <text:p>QC-265</text:p>
          </table:table-cell>
          <table:table-cell office:value-type="float" office:value="40.796">
            <text:p>40.796</text:p>
          </table:table-cell>
          <table:table-cell office:value-type="float" office:value="-73.831">
            <text:p>-73.831</text:p>
          </table:table-cell>
          <table:table-cell office:value-type="float" office:value="6370.0">
            <text:p>637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8.105">
            <text:p>-18.105</text:p>
          </table:table-cell>
          <table:table-cell office:value-type="float" office:value="0.8216">
            <text:p>0.8216</text:p>
          </table:table-cell>
          <table:table-cell office:value-type="float" office:value="0.8216">
            <text:p>0.82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266">
            <text:p>QC-266</text:p>
          </table:table-cell>
          <table:table-cell office:value-type="float" office:value="40.796">
            <text:p>40.796</text:p>
          </table:table-cell>
          <table:table-cell office:value-type="float" office:value="-73.831">
            <text:p>-73.831</text:p>
          </table:table-cell>
          <table:table-cell office:value-type="float" office:value="7120.0">
            <text:p>7120.0</text:p>
          </table:table-cell>
          <table:table-cell office:value-type="float" office:value="240.0">
            <text:p>2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7.755">
            <text:p>-17.755</text:p>
          </table:table-cell>
          <table:table-cell office:value-type="float" office:value="0.8292">
            <text:p>0.8292</text:p>
          </table:table-cell>
          <table:table-cell office:value-type="float" office:value="0.8292">
            <text:p>0.829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267">
            <text:p>QC-267</text:p>
          </table:table-cell>
          <table:table-cell office:value-type="float" office:value="40.796">
            <text:p>40.796</text:p>
          </table:table-cell>
          <table:table-cell office:value-type="float" office:value="-73.831">
            <text:p>-73.831</text:p>
          </table:table-cell>
          <table:table-cell office:value-type="float" office:value="5650.0">
            <text:p>565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.755">
            <text:p>-12.755</text:p>
          </table:table-cell>
          <table:table-cell office:value-type="float" office:value="0.8198">
            <text:p>0.8198</text:p>
          </table:table-cell>
          <table:table-cell office:value-type="float" office:value="0.8198">
            <text:p>0.819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316">
            <text:p>QC-316</text:p>
          </table:table-cell>
          <table:table-cell office:value-type="float" office:value="40.65">
            <text:p>40.65</text:p>
          </table:table-cell>
          <table:table-cell office:value-type="float" office:value="-73.517">
            <text:p>-73.517</text:p>
          </table:table-cell>
          <table:table-cell office:value-type="float" office:value="300.0">
            <text:p>30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55">
            <text:p>-0.755</text:p>
          </table:table-cell>
          <table:table-cell office:value-type="float" office:value="0.7376">
            <text:p>0.7376</text:p>
          </table:table-cell>
          <table:table-cell office:value-type="float" office:value="0.7376">
            <text:p>0.7376</text:p>
          </table:table-cell>
          <table:table-cell office:value-type="string" office:value="PardiNewman1980,EngelhartHorton2012">
            <text:p>PardiNewman1980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269">
            <text:p>QC-269</text:p>
          </table:table-cell>
          <table:table-cell office:value-type="float" office:value="40.796">
            <text:p>40.796</text:p>
          </table:table-cell>
          <table:table-cell office:value-type="float" office:value="-73.831">
            <text:p>-73.831</text:p>
          </table:table-cell>
          <table:table-cell office:value-type="float" office:value="8100.0">
            <text:p>81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9.805">
            <text:p>-19.805</text:p>
          </table:table-cell>
          <table:table-cell office:value-type="float" office:value="0.8442">
            <text:p>0.8442</text:p>
          </table:table-cell>
          <table:table-cell office:value-type="float" office:value="0.8442">
            <text:p>0.844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I-7434">
            <text:p>I-7434</text:p>
          </table:table-cell>
          <table:table-cell office:value-type="float" office:value="40.748">
            <text:p>40.748</text:p>
          </table:table-cell>
          <table:table-cell office:value-type="float" office:value="-72.447">
            <text:p>-72.447</text:p>
          </table:table-cell>
          <table:table-cell office:value-type="float" office:value="5585.0">
            <text:p>5585.0</text:p>
          </table:table-cell>
          <table:table-cell office:value-type="float" office:value="110.0">
            <text:p>11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3903">
            <text:p>-10.3903</text:p>
          </table:table-cell>
          <table:table-cell office:value-type="float" office:value="0.7996874389409903">
            <text:p>0.7996874389409903</text:p>
          </table:table-cell>
          <table:table-cell office:value-type="float" office:value="0.7996874389409903">
            <text:p>0.7996874389409903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295">
            <text:p>QC-295</text:p>
          </table:table-cell>
          <table:table-cell office:value-type="float" office:value="40.868">
            <text:p>40.868</text:p>
          </table:table-cell>
          <table:table-cell office:value-type="float" office:value="-73.793">
            <text:p>-73.793</text:p>
          </table:table-cell>
          <table:table-cell office:value-type="float" office:value="1800.0">
            <text:p>180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85">
            <text:p>-1.985</text:p>
          </table:table-cell>
          <table:table-cell office:value-type="float" office:value="0.9155">
            <text:p>0.9155</text:p>
          </table:table-cell>
          <table:table-cell office:value-type="float" office:value="0.9155">
            <text:p>0.915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315">
            <text:p>QC-315</text:p>
          </table:table-cell>
          <table:table-cell office:value-type="float" office:value="40.65">
            <text:p>40.65</text:p>
          </table:table-cell>
          <table:table-cell office:value-type="float" office:value="-73.517">
            <text:p>-73.517</text:p>
          </table:table-cell>
          <table:table-cell office:value-type="float" office:value="1020.0">
            <text:p>102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05">
            <text:p>-1.605</text:p>
          </table:table-cell>
          <table:table-cell office:value-type="float" office:value="0.7376">
            <text:p>0.7376</text:p>
          </table:table-cell>
          <table:table-cell office:value-type="float" office:value="0.7376">
            <text:p>0.7376</text:p>
          </table:table-cell>
          <table:table-cell office:value-type="string" office:value="PardiNewman1980,EngelhartHorton2012">
            <text:p>PardiNewman1980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689">
            <text:p>QC-689</text:p>
          </table:table-cell>
          <table:table-cell office:value-type="float" office:value="40.942">
            <text:p>40.942</text:p>
          </table:table-cell>
          <table:table-cell office:value-type="float" office:value="-73.481">
            <text:p>-73.481</text:p>
          </table:table-cell>
          <table:table-cell office:value-type="float" office:value="780.0">
            <text:p>78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35">
            <text:p>-0.835</text:p>
          </table:table-cell>
          <table:table-cell office:value-type="float" office:value="0.9155">
            <text:p>0.9155</text:p>
          </table:table-cell>
          <table:table-cell office:value-type="float" office:value="0.9155">
            <text:p>0.915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314">
            <text:p>QC-314</text:p>
          </table:table-cell>
          <table:table-cell office:value-type="float" office:value="40.617">
            <text:p>40.617</text:p>
          </table:table-cell>
          <table:table-cell office:value-type="float" office:value="-73.383">
            <text:p>-73.383</text:p>
          </table:table-cell>
          <table:table-cell office:value-type="float" office:value="5060.0">
            <text:p>506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585">
            <text:p>-10.585</text:p>
          </table:table-cell>
          <table:table-cell office:value-type="float" office:value="0.7433">
            <text:p>0.7433</text:p>
          </table:table-cell>
          <table:table-cell office:value-type="float" office:value="0.7433">
            <text:p>0.7433</text:p>
          </table:table-cell>
          <table:table-cell office:value-type="string" office:value="PardiNewman1980,EngelhartHorton2012">
            <text:p>PardiNewman1980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679">
            <text:p>QC-679</text:p>
          </table:table-cell>
          <table:table-cell office:value-type="float" office:value="40.949">
            <text:p>40.949</text:p>
          </table:table-cell>
          <table:table-cell office:value-type="float" office:value="-73.395">
            <text:p>-73.395</text:p>
          </table:table-cell>
          <table:table-cell office:value-type="float" office:value="1585.0">
            <text:p>158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35">
            <text:p>-1.335</text:p>
          </table:table-cell>
          <table:table-cell office:value-type="float" office:value="0.9128">
            <text:p>0.9128</text:p>
          </table:table-cell>
          <table:table-cell office:value-type="float" office:value="0.9128">
            <text:p>0.912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681">
            <text:p>QC-681</text:p>
          </table:table-cell>
          <table:table-cell office:value-type="float" office:value="40.949">
            <text:p>40.949</text:p>
          </table:table-cell>
          <table:table-cell office:value-type="float" office:value="-73.395">
            <text:p>-73.395</text:p>
          </table:table-cell>
          <table:table-cell office:value-type="float" office:value="370.0">
            <text:p>37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35">
            <text:p>-0.635</text:p>
          </table:table-cell>
          <table:table-cell office:value-type="float" office:value="0.9215">
            <text:p>0.9215</text:p>
          </table:table-cell>
          <table:table-cell office:value-type="float" office:value="0.9215">
            <text:p>0.921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682">
            <text:p>QC-682</text:p>
          </table:table-cell>
          <table:table-cell office:value-type="float" office:value="40.949">
            <text:p>40.949</text:p>
          </table:table-cell>
          <table:table-cell office:value-type="float" office:value="-73.395">
            <text:p>-73.395</text:p>
          </table:table-cell>
          <table:table-cell office:value-type="float" office:value="2520.0">
            <text:p>2520.0</text:p>
          </table:table-cell>
          <table:table-cell office:value-type="float" office:value="85.0">
            <text:p>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35">
            <text:p>-4.835</text:p>
          </table:table-cell>
          <table:table-cell office:value-type="float" office:value="0.916">
            <text:p>0.916</text:p>
          </table:table-cell>
          <table:table-cell office:value-type="float" office:value="0.916">
            <text:p>0.91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L-863A">
            <text:p>L-863A</text:p>
          </table:table-cell>
          <table:table-cell office:value-type="float" office:value="40.9">
            <text:p>40.9</text:p>
          </table:table-cell>
          <table:table-cell office:value-type="float" office:value="-72.617">
            <text:p>-72.617</text:p>
          </table:table-cell>
          <table:table-cell office:value-type="float" office:value="930.0">
            <text:p>930.0</text:p>
          </table:table-cell>
          <table:table-cell office:value-type="float" office:value="150.0">
            <text:p>1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5418">
            <text:p>0.5418</text:p>
          </table:table-cell>
          <table:table-cell office:value-type="float" office:value="0.5418">
            <text:p>0.5418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688">
            <text:p>QC-688</text:p>
          </table:table-cell>
          <table:table-cell office:value-type="float" office:value="40.942">
            <text:p>40.942</text:p>
          </table:table-cell>
          <table:table-cell office:value-type="float" office:value="-73.481">
            <text:p>-73.481</text:p>
          </table:table-cell>
          <table:table-cell office:value-type="float" office:value="760.0">
            <text:p>76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45">
            <text:p>-2.045</text:p>
          </table:table-cell>
          <table:table-cell office:value-type="float" office:value="0.9223">
            <text:p>0.9223</text:p>
          </table:table-cell>
          <table:table-cell office:value-type="float" office:value="0.9223">
            <text:p>0.922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687">
            <text:p>QC-687</text:p>
          </table:table-cell>
          <table:table-cell office:value-type="float" office:value="40.942">
            <text:p>40.942</text:p>
          </table:table-cell>
          <table:table-cell office:value-type="float" office:value="-73.481">
            <text:p>-73.481</text:p>
          </table:table-cell>
          <table:table-cell office:value-type="float" office:value="660.0">
            <text:p>66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35">
            <text:p>-2.035</text:p>
          </table:table-cell>
          <table:table-cell office:value-type="float" office:value="0.9223">
            <text:p>0.9223</text:p>
          </table:table-cell>
          <table:table-cell office:value-type="float" office:value="0.9223">
            <text:p>0.922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-306">
            <text:p>QC-306</text:p>
          </table:table-cell>
          <table:table-cell office:value-type="float" office:value="40.8">
            <text:p>40.8</text:p>
          </table:table-cell>
          <table:table-cell office:value-type="float" office:value="-73.8">
            <text:p>-73.8</text:p>
          </table:table-cell>
          <table:table-cell office:value-type="float" office:value="7980.0">
            <text:p>7980.0</text:p>
          </table:table-cell>
          <table:table-cell office:value-type="float" office:value="390.0">
            <text:p>3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5.505">
            <text:p>-15.505</text:p>
          </table:table-cell>
          <table:table-cell office:value-type="float" office:value="0.8174">
            <text:p>0.8174</text:p>
          </table:table-cell>
          <table:table-cell office:value-type="float" office:value="0.8174">
            <text:p>0.817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Long_Island-1">
            <text:p>Long_Island-1</text:p>
          </table:table-cell>
          <table:table-cell office:value-type="float" office:value="41.023">
            <text:p>41.023</text:p>
          </table:table-cell>
          <table:table-cell office:value-type="float" office:value="-72.60299999999998">
            <text:p>-72.60299999999998</text:p>
          </table:table-cell>
          <table:table-cell office:value-type="float" office:value="7585.0">
            <text:p>7585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6.975">
            <text:p>-16.975</text:p>
          </table:table-cell>
          <table:table-cell office:value-type="float" office:value="0.792">
            <text:p>0.792</text:p>
          </table:table-cell>
          <table:table-cell office:value-type="float" office:value="0.792">
            <text:p>0.792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QC1083A&amp;B">
            <text:p>QC1083A&amp;B</text:p>
          </table:table-cell>
          <table:table-cell office:value-type="float" office:value="41.046">
            <text:p>41.046</text:p>
          </table:table-cell>
          <table:table-cell office:value-type="float" office:value="-72.314">
            <text:p>-72.314</text:p>
          </table:table-cell>
          <table:table-cell office:value-type="float" office:value="3590.0">
            <text:p>359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9579">
            <text:p>-5.9579</text:p>
          </table:table-cell>
          <table:table-cell office:value-type="float" office:value="0.4221374183841086">
            <text:p>0.4221374183841086</text:p>
          </table:table-cell>
          <table:table-cell office:value-type="float" office:value="0.4221374183841086">
            <text:p>0.422137418384108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C-943">
            <text:p>C-943</text:p>
          </table:table-cell>
          <table:table-cell office:value-type="float" office:value="40.87">
            <text:p>40.87</text:p>
          </table:table-cell>
          <table:table-cell office:value-type="float" office:value="-73.79">
            <text:p>-73.79</text:p>
          </table:table-cell>
          <table:table-cell office:value-type="float" office:value="2830.0">
            <text:p>2830.0</text:p>
          </table:table-cell>
          <table:table-cell office:value-type="float" office:value="220.0">
            <text:p>22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8848">
            <text:p>-1.8848</text:p>
          </table:table-cell>
          <table:table-cell office:value-type="float" office:value="0.15524174696260024">
            <text:p>0.15524174696260024</text:p>
          </table:table-cell>
          <table:table-cell office:value-type="float" office:value="0.15524174696260024">
            <text:p>0.15524174696260024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I-2077">
            <text:p>I-2077</text:p>
          </table:table-cell>
          <table:table-cell office:value-type="float" office:value="40.9">
            <text:p>40.9</text:p>
          </table:table-cell>
          <table:table-cell office:value-type="float" office:value="-72.617">
            <text:p>-72.617</text:p>
          </table:table-cell>
          <table:table-cell office:value-type="float" office:value="8070.0">
            <text:p>8070.0</text:p>
          </table:table-cell>
          <table:table-cell office:value-type="float" office:value="130.0">
            <text:p>13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7698">
            <text:p>-2.7698</text:p>
          </table:table-cell>
          <table:table-cell office:value-type="float" office:value="0.42023802778901387">
            <text:p>0.42023802778901387</text:p>
          </table:table-cell>
          <table:table-cell office:value-type="float" office:value="0.42023802778901387">
            <text:p>0.42023802778901387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I-1663">
            <text:p>I-1663</text:p>
          </table:table-cell>
          <table:table-cell office:value-type="float" office:value="41.192">
            <text:p>41.192</text:p>
          </table:table-cell>
          <table:table-cell office:value-type="float" office:value="-72.192">
            <text:p>-72.192</text:p>
          </table:table-cell>
          <table:table-cell office:value-type="float" office:value="6575.0">
            <text:p>6575.0</text:p>
          </table:table-cell>
          <table:table-cell office:value-type="float" office:value="125.0">
            <text:p>12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8741">
            <text:p>-11.874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Long_Island">
            <text:p>Long_Island</text:p>
          </table:table-cell>
          <table:table-cell office:value-type="string" office:value="radiocarbon">
            <text:p>radiocarbon</text:p>
          </table:table-cell>
          <table:table-cell office:value-type="string" office:value="Y-1055">
            <text:p>Y-1055</text:p>
          </table:table-cell>
          <table:table-cell office:value-type="float" office:value="41.16">
            <text:p>41.16</text:p>
          </table:table-cell>
          <table:table-cell office:value-type="float" office:value="-72.31">
            <text:p>-72.31</text:p>
          </table:table-cell>
          <table:table-cell office:value-type="float" office:value="7060.0">
            <text:p>7060.0</text:p>
          </table:table-cell>
          <table:table-cell office:value-type="float" office:value="100.0">
            <text:p>1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9401">
            <text:p>-8.9401</text:p>
          </table:table-cell>
          <table:table-cell office:value-type="float" office:value="0.4998999899979995">
            <text:p>0.4998999899979995</text:p>
          </table:table-cell>
          <table:table-cell office:value-type="float" office:value="0.4998999899979995">
            <text:p>0.4998999899979995</text:p>
          </table:table-cell>
          <table:table-cell office:value-type="string" office:value="Bloom1963,EngelhartHorton2012">
            <text:p>Bloom1963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